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12869*"/>
    </style:style>
    <style:style style:name="Table5.B" style:family="table-column">
      <style:table-column-properties style:column-width="4.001cm" style:rel-column-width="13218*"/>
    </style:style>
    <style:style style:name="Table5.C" style:family="table-column">
      <style:table-column-properties style:column-width="8.802cm" style:rel-column-width="29083*"/>
    </style:style>
    <style:style style:name="Table5.D" style:family="table-column">
      <style:table-column-properties style:column-width="3.136cm" style:rel-column-width="10365*"/>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officeooo:paragraph-rsid="002b0f05"/>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ab801" officeooo:paragraph-rsid="006ab801"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df3f8" officeooo:paragraph-rsid="006df3f8"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9"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70"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51da80"/>
    </style:style>
    <style:style style:name="T33" style:family="text">
      <style:text-properties style:font-name="DejaVu Sans" fo:font-size="7pt" fo:language="en" fo:country="US" fo:font-style="italic" officeooo:rsid="0051e263" style:font-size-asian="7pt" style:font-style-asian="italic" style:font-size-complex="7pt" style:font-style-complex="italic"/>
    </style:style>
    <style:style style:name="T34" style:family="text">
      <style:text-properties style:font-name="DejaVu Sans" fo:font-size="7pt" fo:language="en" fo:country="US" style:font-size-asian="7pt" style:font-size-complex="7pt"/>
    </style:style>
    <style:style style:name="T35" style:family="text">
      <style:text-properties style:font-name="DejaVu Sans" fo:font-size="7pt" fo:language="en" fo:country="US" officeooo:rsid="0024f36f" style:font-size-asian="7pt" style:font-size-complex="7pt"/>
    </style:style>
    <style:style style:name="T36" style:family="text">
      <style:text-properties style:font-name="DejaVu Sans" fo:font-size="7pt" fo:language="en" fo:country="US" officeooo:rsid="0051e263" style:font-size-asian="7pt" style:font-size-complex="7pt"/>
    </style:style>
    <style:style style:name="T37" style:family="text">
      <style:text-properties style:font-name="DejaVu Sans" fo:font-size="22pt" fo:language="en" fo:country="US" fo:font-style="italic" officeooo:rsid="00593b6a" style:font-size-asian="22pt" style:font-style-asian="italic" style:font-size-complex="22pt" style:font-style-complex="italic"/>
    </style:style>
    <style:style style:name="T38" style:family="text">
      <style:text-properties style:font-name="DejaVu Sans" fo:font-size="22pt" fo:language="en" fo:country="US" fo:font-style="italic" officeooo:rsid="004e8650" style:font-size-asian="22pt" style:font-style-asian="italic" style:font-size-complex="22pt" style:font-style-complex="italic"/>
    </style:style>
    <style:style style:name="T39" style:family="text">
      <style:text-properties style:font-name="DejaVu Sans" fo:font-size="22pt" fo:language="en" fo:country="US" fo:font-style="italic" officeooo:rsid="002b0f05" style:font-size-asian="22pt" style:font-style-asian="italic" style:font-size-complex="22pt" style:font-style-complex="italic"/>
    </style:style>
    <style:style style:name="T40" style:family="text">
      <style:text-properties style:font-name="DejaVu Sans" fo:font-size="22pt" fo:language="en" fo:country="US" fo:font-style="italic" officeooo:rsid="00632a84" style:font-size-asian="22pt" style:font-style-asian="italic" style:font-size-complex="22pt" style:font-style-complex="italic"/>
    </style:style>
    <style:style style:name="T41" style:family="text">
      <style:text-properties style:font-name="DejaVu Sans" fo:language="en" fo:country="US" fo:font-weight="normal" officeooo:rsid="00593b6a" style:font-weight-asian="normal" style:font-weight-complex="normal"/>
    </style:style>
    <style:style style:name="T42" style:family="text">
      <style:text-properties style:font-name="DejaVu Sans" fo:language="en" fo:country="US" fo:font-weight="bold" officeooo:rsid="00177eac" style:font-weight-asian="bold" style:font-weight-complex="bold"/>
    </style:style>
    <style:style style:name="T43" style:family="text">
      <style:text-properties officeooo:rsid="0057c53b"/>
    </style:style>
    <style:style style:name="T44" style:family="text">
      <style:text-properties officeooo:rsid="005ab5ea"/>
    </style:style>
    <style:style style:name="T45" style:family="text">
      <style:text-properties officeooo:rsid="005cc254"/>
    </style:style>
    <style:style style:name="T46" style:family="text">
      <style:text-properties officeooo:rsid="005eb44f"/>
    </style:style>
    <style:style style:name="T47" style:family="text">
      <style:text-properties officeooo:rsid="005f03f4"/>
    </style:style>
    <style:style style:name="T48" style:family="text">
      <style:text-properties officeooo:rsid="00665da7"/>
    </style:style>
    <style:style style:name="T49" style:family="text">
      <style:text-properties officeooo:rsid="006945b7"/>
    </style:style>
    <style:style style:name="T50" style:family="text">
      <style:text-properties officeooo:rsid="006ab80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41">Super Elive </text:span><text:span text:style-name="T42">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7">s</text:span></text:p>
          </table:table-cell>
          <table:table-cell table:style-name="Table1.D1" office:value-type="string">
            <text:p text:style-name="P61"><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5">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5">a</text:span> Window</text:p>
          </table:table-cell>
          <table:table-cell table:style-name="Table1.B2" office:value-type="string">
            <text:p text:style-name="P31">Minimizing is <text:span text:style-name="T4">not </text:span>suggested, <text:span text:style-name="T17">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5">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table-cell table:style-name="Table1.A3" office:value-type="string">
            <text:p text:style-name="P31">Ctrl + Alt + <text:span text:style-name="T3">F</text:span></text:p>
          </table:table-cell>
          <table:table-cell table:style-name="Table1.B2" office:value-type="string">
            <text:p text:style-name="P33">Fullscreen Mode <text:span text:style-name="T43">(Toggle)</text:span></text:p>
          </table:table-cell>
          <table:table-cell table:style-name="Table1.B2" office:value-type="string">
            <text:p text:style-name="P32">To set/<text:span text:style-name="T43">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9">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8">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 <text:span text:style-name="T49">#</text:span></text:p>
          </table:table-cell>
          <table:table-cell table:style-name="Table1.B2" office:value-type="string">
            <text:p text:style-name="P37">Changes to the nearest window in the direction of your arrow keys</text:p>
          </table:table-cell>
          <table:table-cell table:style-name="Table1.D2" office:value-type="string">
            <text:p text:style-name="P59">(not in E16)</text:p>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 <text:span text:style-name="T49">#</text:span></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6">a </text:span>window</text:p>
          </table:table-cell>
          <table:table-cell table:style-name="Table1.B2" office:value-type="string">
            <text:p text:style-name="P37">Resizes your window <text:span text:style-name="T48">to position it in dif</text:span>feren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9">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9">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9">Right</text:span> click</text:p>
          </table:table-cell>
          <table:table-cell table:style-name="Table1.B2" office:value-type="string">
            <text:p text:style-name="P37">Options <text:span text:style-name="T16">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9">R</text:span>-Drag</text:p>
          </table:table-cell>
        </table:table-row>
        <table:table-row table:style-name="Table1.14">
          <table:table-cell table:style-name="Table1.A2" office:value-type="string">
            <text:p text:style-name="P38">Win + <text:span text:style-name="T11">A</text:span></text:p>
          </table:table-cell>
          <table:table-cell table:style-name="Table1.B2" office:value-type="string">
            <text:p text:style-name="P38">Scale mode <text:s/>*<text:span text:style-name="T49">#</text:span></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20">to</text:span> read what is behind it, like another <text:span text:style-name="T10">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8">Alt</text:span> + N</text:p>
          </table:table-cell>
          <table:table-cell table:style-name="Table1.B2" office:value-type="string">
            <text:p text:style-name="P48">New window <text:span text:style-name="T49">#</text:span></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text:span text:style-name="T49">in E17 </text:span>(special effects<text:span text:style-name="T49">). Option # doesn’t works on E16</text:span></text:p>
      <text:p text:style-name="P4">-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3">The </text:span><text:span text:style-name="T24">different color</text:span><text:span text:style-name="T23"> means very useful.</text:span></text:p>
      <text:p text:style-name="P1"/>
      <text:p text:style-name="P15"><text:span text:style-name="T10">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62"><text:span text:style-name="T2">Other</text:span> </text:p>
          </table:table-cell>
        </table:table-row>
        <table:table-row table:style-name="Table2.2">
          <table:table-cell table:style-name="Table2.A2" office:value-type="string">
            <text:p text:style-name="P36">Ctrl + Alt + <text:span text:style-name="T10">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2">Change</text:span> to <text:span text:style-name="T32">a</text:span> Desktop number</text:p>
          </table:table-cell>
          <table:table-cell table:style-name="Table2.B2" office:value-type="string">
            <text:p text:style-name="P56">Switches to the virtual Desktop number as your F' num.</text:p>
            <text:p text:style-name="P41">Use Ctrl + Shift + Fn to <text:span text:style-name="T4">switch </text:span><text:span text:style-name="T8">between screens</text:span><text:span text:style-name="T46">.</text:span></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11">D</text:span></text:p>
          </table:table-cell>
          <table:table-cell table:style-name="Table2.B2" office:value-type="string">
            <text:p text:style-name="P39">Expo <text:s/>*<text:span text:style-name="T49">#</text:span></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span text:style-name="T49">#</text:span></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 <text:span text:style-name="T49">#</text:span></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 <text:span text:style-name="T49">#</text:span></text:p>
          </table:table-cell>
          <table:table-cell table:style-name="Table2.B2" office:value-type="string">
            <text:p text:style-name="P42"><text:span text:style-name="T13">To run an A</text:span>pplication, <text:span text:style-name="T22">type and</text:span> search for a<text:span text:style-name="T22">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6">L<text:span text:style-name="T12">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1">s</text:span></text:p>
          </table:table-cell>
          <table:table-cell table:style-name="Table3.D1" office:value-type="string">
            <text:p text:style-name="P63"><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text:span text:style-name="T47">Pressing</text:span> “<text:span text:style-name="T4">Win + C</text:span>” <text:span text:style-name="T31">runs</text:span> the <text:span text:style-name="T47">Ca</text:span>lculator, “<text:span text:style-name="T47">Win +</text:span> <text:span text:style-name="T4">E”</text:span> <text:span text:style-name="T31">the</text:span> “<text:span text:style-name="T47">E</text:span>xplorer”, <text:span text:style-name="T4">F</text:span> <text:span text:style-name="T47">for </text:span>“Fi<text:span text:style-name="T47">nd”</text:span>, <text:span text:style-name="T4">P</text:span> Projector and <text:span text:style-name="T47">s</text:span>creen<text:span text:style-name="T47">s</text:span>, <text:span text:style-name="T4">R</text:span> “<text:span text:style-name="T47">Run”</text:span> (<text:span text:style-name="T47">launcher</text:span>), <text:span text:style-name="T5">W</text:span> for “<text:span text:style-name="T47">Web”</text:span>, <text:span text:style-name="T4">N</text:span> “Notes”, <text:span text:style-name="T6">T</text:span><text:span text:style-name="T31"> terminal, </text:span><text:span text:style-name="T6">V</text:span><text:span text:style-name="T31"> volume, </text:span><text:span text:style-name="T6">L</text:span><text:span text:style-name="T31">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2">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6">or “-”</text:span></text:p>
          </table:table-cell>
          <table:table-cell table:style-name="Table3.B2" office:value-type="string">
            <text:p text:style-name="P43">Increase Volume</text:p>
          </table:table-cell>
          <table:table-cell table:style-name="Table3.B2" office:value-type="string">
            <text:p text:style-name="P67">Use with the Shift key to change the screen brightness</text:p>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3">ve</text:span> special Multimedia keys, all of them are already pre-configur<text:span text:style-name="T23">ated</text:span> in Elive for the optimal option</text:p>
      <text:p text:style-name="P8">- In rare cases you could need a shortcut in applications that <text:span text:style-name="T25">don't</text:span> work because i<text:span text:style-name="T25">t'</text:span>s an already configured key, to make it work configure it to a different one.</text:p>
      <text:p text:style-name="P9"/>
      <text:p text:style-name="P13"><text:soft-page-break/>Press <text:span text:style-name="T4">SPACE</text:span> to continue in the next page...</text:p>
      <text:p text:style-name="P18">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21">s</text:span></text:p>
          </table:table-cell>
          <table:table-cell table:style-name="Table5.D1" office:value-type="string">
            <text:p text:style-name="P65"><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 <text:span text:style-name="T49">#</text:span></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text:span text:style-name="T49">s</text:span> all applications <text:span text:style-name="T49">#</text:span></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text:span text:style-name="T49">s</text:span> all the desktops <text:span text:style-name="T49">#</text:span></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4"><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60">Select the text with the mouse to copy i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text:span text:style-name="T50">V</text:span></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60">Paste it pressing the middle mouse butto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7">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29">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30">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 / Pr Scr.</text:p>
          </table:table-cell>
          <table:table-cell table:style-name="Table4.B2" office:value-type="string">
            <text:p text:style-name="P57">Screenshot</text:p>
          </table:table-cell>
          <table:table-cell table:style-name="Table4.B2" office:value-type="string">
            <text:p text:style-name="P58"><text:span text:style-name="T44">Capture a region of your desktop or a window, to paste it somewhere. </text:span><text:span text:style-name="T45">With </text:span><text:span text:style-name="T7">Shift</text:span><text:span text:style-name="T45"> pressed it takes the whole desktop.</text:span><text:span text:style-name="T44"> With </text:span><text:span text:style-name="T7">Alt</text:span><text:span text:style-name="T44"> you will save it. With </text:span><text:span text:style-name="T7">Control</text:span><text:span text:style-name="T44"> it will </text:span><text:span text:style-name="T45">open a GUI toolkit to edit your screenshot.</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text:style-name="L1">
        <text:list-item>
          <text:p text:style-name="P68"><text:span text:style-name="T36">Copy / Paste improvement: </text:span><text:span text:style-name="T35">In Linux* you don't need to copy-paste the text, by just selecting it becomes copied in a special buffer, then go to the place where you want to paste it and just press the middle button of your mouse.</text:span></text:p>
          <text:list>
            <text:list-item>
              <text:p text:style-name="P68"><text:span text:style-name="T36">Elive is provided with </text:span><text:span text:style-name="T33">Clipman</text:span><text:span text:style-name="T36"> on which you can have multiple copy-paste's which is extremely useful sometimes.</text:span></text:p>
            </text:list-item>
          </text:list>
        </text:list-item>
        <text:list-item>
          <text:p text:style-name="P69"><text:span text:style-name="T35">N</text:span><text:span text:style-name="T34">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70">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40">U</text:span><text:span text:style-name="T37">nleash</text:span><text:span text:style-name="T38"> </text:span><text:span text:style-name="T37">all </text:span><text:span text:style-name="T38">the super </text:span><text:span text:style-name="T39">pow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2-12-06T16:45:33.854936677</dc:date>
    <meta:editing-duration>PT9H52M17S</meta:editing-duration>
    <meta:editing-cycles>74</meta:editing-cycles>
    <meta:generator>LibreOffice/7.4.2.3$Linux_X86_64 LibreOffice_project/40$Build-3</meta:generator>
    <meta:document-statistic meta:table-count="5" meta:image-count="0" meta:object-count="0" meta:page-count="2" meta:paragraph-count="218" meta:word-count="1518" meta:character-count="7712" meta:non-whitespace-character-count="6401"/>
  </office:meta>
</office:document-meta>
</file>